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text-properties officeooo:rsid="009321b4" officeooo:paragraph-rsid="009321b4"/>
    </style:style>
    <style:style style:name="P2" style:family="paragraph" style:parent-style-name="Hlavička">
      <style:text-properties officeooo:rsid="009321b4" officeooo:paragraph-rsid="009321b4"/>
    </style:style>
    <style:style style:name="P3" style:family="paragraph" style:parent-style-name="Nadpis2">
      <style:text-properties officeooo:rsid="009321b4" officeooo:paragraph-rsid="009321b4"/>
    </style:style>
    <style:style style:name="P4" style:family="paragraph" style:parent-style-name="text" style:list-style-name="L1">
      <style:text-properties officeooo:rsid="009321b4" officeooo:paragraph-rsid="009321b4"/>
    </style:style>
    <style:style style:name="P5" style:family="paragraph" style:parent-style-name="text" style:list-style-name="L1">
      <style:text-properties officeooo:rsid="0094f556" officeooo:paragraph-rsid="0094f556"/>
    </style:style>
    <style:style style:name="P6" style:family="paragraph" style:parent-style-name="text" style:list-style-name="L1">
      <style:text-properties officeooo:rsid="00969c42" officeooo:paragraph-rsid="00969c42"/>
    </style:style>
    <style:style style:name="P7" style:family="paragraph" style:parent-style-name="text" style:list-style-name="L1">
      <style:text-properties officeooo:rsid="0097d878" officeooo:paragraph-rsid="0097d878"/>
    </style:style>
    <style:style style:name="P8" style:family="paragraph" style:parent-style-name="text" style:list-style-name="L1">
      <style:text-properties officeooo:rsid="009a6d83" officeooo:paragraph-rsid="009a6d83"/>
    </style:style>
    <style:style style:name="P9" style:family="paragraph" style:parent-style-name="text" style:list-style-name="L1">
      <style:text-properties officeooo:rsid="009bc8bb" officeooo:paragraph-rsid="009bc8bb"/>
    </style:style>
    <style:style style:name="P10" style:family="paragraph" style:parent-style-name="text" style:list-style-name="L1">
      <style:text-properties officeooo:rsid="009d626e" officeooo:paragraph-rsid="009d626e"/>
    </style:style>
    <style:style style:name="P11" style:family="paragraph" style:parent-style-name="text" style:list-style-name="L1">
      <style:text-properties officeooo:rsid="009a48a2" officeooo:paragraph-rsid="009a48a2"/>
    </style:style>
    <style:style style:name="P12" style:family="paragraph" style:parent-style-name="text" style:list-style-name="L1">
      <style:text-properties officeooo:rsid="009ffc1f" officeooo:paragraph-rsid="009ffc1f"/>
    </style:style>
    <style:style style:name="P13" style:family="paragraph" style:parent-style-name="text" style:list-style-name="L1">
      <style:text-properties officeooo:rsid="00a0693a" officeooo:paragraph-rsid="00a0693a"/>
    </style:style>
    <style:style style:name="P14" style:family="paragraph" style:parent-style-name="text" style:list-style-name="L1">
      <style:text-properties officeooo:rsid="00a2ef90" officeooo:paragraph-rsid="00a2ef90"/>
    </style:style>
    <style:style style:name="P15" style:family="paragraph" style:parent-style-name="text" style:list-style-name="L1">
      <style:text-properties officeooo:rsid="00a46745" officeooo:paragraph-rsid="00a46745"/>
    </style:style>
    <style:style style:name="T1" style:family="text">
      <style:text-properties officeooo:rsid="0097d878"/>
    </style:style>
    <style:style style:name="T2" style:family="text">
      <style:text-properties officeooo:rsid="00a2ef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Člověk</text:p>
      <text:p text:style-name="P1">…………</text:p>
      <text:p text:style-name="P3">Kost</text:p>
      <text:p text:style-name="P1"><text:tab/>základem osteocyty – buňky s výběžky, které vytváří buňě …</text:p>
      <text:list xml:id="list3510124859" text:style-name="L1">
        <text:list-item>
          <text:p text:style-name="P4">s rostoucím věkem jsou tvrdší → méně pružné</text:p>
        </text:list-item>
        <text:list-item>
          <text:p text:style-name="P4">zásobárna vápníku</text:p>
          <text:list>
            <text:list-item>
              <text:p text:style-name="P4">uplatnění: křeče – nosič nervového vzruchu</text:p>
            </text:list-item>
          </text:list>
        </text:list-item>
        <text:list-item>
          <text:p text:style-name="P4">osteoplast</text:p>
          <text:list>
            <text:list-item>
              <text:p text:style-name="P4">produkují hmotu</text:p>
            </text:list-item>
            <text:list-item>
              <text:p text:style-name="P4">když se obalí: mění se na osteocyt</text:p>
            </text:list-item>
          </text:list>
        </text:list-item>
        <text:list-item>
          <text:p text:style-name="P4">osteoklasy</text:p>
          <text:list>
            <text:list-item>
              <text:p text:style-name="P4">schopny rozložit kost</text:p>
            </text:list-item>
          </text:list>
        </text:list-item>
        <text:list-item>
          <text:p text:style-name="P5">typy dle původu</text:p>
          <text:list>
            <text:list-item>
              <text:p text:style-name="P5">fibrilární – vláknitá</text:p>
              <text:list>
                <text:list-item>
                  <text:p text:style-name="P5">tvoří se před narozením z chrupavky</text:p>
                </text:list-item>
                <text:list-item>
                  <text:p text:style-name="P5">většina pak postupně nahrazena</text:p>
                </text:list-item>
              </text:list>
            </text:list-item>
            <text:list-item>
              <text:p text:style-name="P5">lamenární – vrstvená</text:p>
              <text:list>
                <text:list-item>
                  <text:p text:style-name="P5">sekundární</text:p>
                  <text:list>
                    <text:list-item>
                      <text:p text:style-name="P5">osteon</text:p>
                      <text:list>
                        <text:list-item>
                          <text:p text:style-name="P5">uvnitř dutinka na nervy a cév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stavba kostí</text:p>
          <text:list>
            <text:list-item>
              <text:p text:style-name="P6">povrch <text:s/>- okodstice</text:p>
              <text:list>
                <text:list-item>
                  <text:p text:style-name="P6">zakončení nervů a cév</text:p>
                </text:list-item>
                <text:list-item>
                  <text:p text:style-name="P6">zajištuje výživu kostí</text:p>
                </text:list-item>
              </text:list>
            </text:list-item>
            <text:list-item>
              <text:p text:style-name="P6">kompaktní (hutná) kost</text:p>
            </text:list-item>
            <text:list-item>
              <text:p text:style-name="P6"><text:span text:style-name="T1">spongiozní (</text:span>houbovitá<text:span text:style-name="T1">)</text:span> kost</text:p>
              <text:list>
                <text:list-item>
                  <text:p text:style-name="P7">stavbou připomíná živočišnou houbu</text:p>
                </text:list-item>
              </text:list>
            </text:list-item>
            <text:list-item>
              <text:p text:style-name="P7">morek (kostní dřeň)</text:p>
              <text:list>
                <text:list-item>
                  <text:p text:style-name="P7">krvetvorba – červená barva</text:p>
                </text:list-item>
                <text:list-item>
                  <text:p text:style-name="P7">tuk – žlutá</text:p>
                </text:list-item>
                <text:list-item>
                  <text:p text:style-name="P7">ukládání přebytečných minerálních látek – šedá</text:p>
                </text:list-item>
              </text:list>
            </text:list-item>
          </text:list>
        </text:list-item>
        <text:list-item>
          <text:p text:style-name="P8">dle tvaru</text:p>
          <text:list>
            <text:list-item>
              <text:p text:style-name="P8">ploché – trvetvorba v pozdějším věku</text:p>
            </text:list-item>
            <text:list-item>
              <text:p text:style-name="P8">dlouhé</text:p>
            </text:list-item>
            <text:list-item>
              <text:p text:style-name="P8">nepravidelné – klínová …</text:p>
            </text:list-item>
          </text:list>
        </text:list-item>
        <text:list-item>
          <text:p text:style-name="P9">spojení kostí</text:p>
          <text:list>
            <text:list-item>
              <text:p text:style-name="P9">volné – klouby</text:p>
            </text:list-item>
            <text:list-item>
              <text:p text:style-name="P9">pevná – srůstem</text:p>
              <text:list>
                <text:list-item>
                  <text:p text:style-name="P10">švy - lebka</text:p>
                </text:list-item>
              </text:list>
            </text:list-item>
          </text:list>
        </text:list-item>
        <text:list-item>
          <text:p text:style-name="P11">přirůstání kostí</text:p>
          <text:list>
            <text:list-item>
              <text:p text:style-name="P11">epifízodiafyzální ploténka</text:p>
              <text:list>
                <text:list-item>
                  <text:p text:style-name="P11">na rozhraní částí</text:p>
                </text:list-item>
                <text:list-item>
                  <text:p text:style-name="P11">odsud kost roste</text:p>
                </text:list-item>
              </text:list>
            </text:list-item>
          </text:list>
        </text:list-item>
        <text:list-item>
          <text:p text:style-name="P12">…………………………</text:p>
        </text:list-item>
        <text:list-item>
          <text:p text:style-name="P12">sutura = šev</text:p>
        </text:list-item>
        <text:list-item>
          <text:p text:style-name="P13">páteř</text:p>
          <text:list>
            <text:list-item>
              <text:p text:style-name="P13">obratle</text:p>
            </text:list-item>
            <text:list-item>
              <text:p text:style-name="P13">kost křížová</text:p>
            </text:list-item>
            <text:list-item>
              <text:p text:style-name="P13"><text:soft-page-break/>kostrč</text:p>
            </text:list-item>
            <text:list-item>
              <text:p text:style-name="P13">dvojesovitě prohnutá</text:p>
            </text:list-item>
            <text:list-item>
              <text:p text:style-name="P13">33 až 34 obratlů</text:p>
            </text:list-item>
            <text:list-item>
              <text:p text:style-name="P13">skoilioza – vychýlení do strany</text:p>
            </text:list-item>
            <text:list-item>
              <text:p text:style-name="P13">lordoza – zatočená dozadu</text:p>
            </text:list-item>
            <text:list-item>
              <text:p text:style-name="P13">kyzora – zatočená dozadu</text:p>
            </text:list-item>
            <text:list-item>
              <text:p text:style-name="P13">mícha</text:p>
              <text:list>
                <text:list-item>
                  <text:p text:style-name="P13">nerovové spojení mozku a periferního nervového systému</text:p>
                </text:list-item>
                <text:list-item>
                  <text:p text:style-name="P13">prochází dutinou</text:p>
                </text:list-item>
              </text:list>
            </text:list-item>
            <text:list-item>
              <text:p text:style-name="P13">trnové výběžky</text:p>
              <text:list>
                <text:list-item>
                  <text:p text:style-name="P13">spojují obratle</text:p>
                </text:list-item>
              </text:list>
            </text:list-item>
            <text:list-item>
              <text:p text:style-name="P13">přesně sedm krčních obratlů</text:p>
              <text:list>
                <text:list-item>
                  <text:p text:style-name="P13">1. <text:span text:style-name="T2">atlas</text:span></text:p>
                </text:list-item>
                <text:list-item>
                  <text:p text:style-name="P14">2. axis</text:p>
                </text:list-item>
              </text:list>
            </text:list-item>
            <text:list-item>
              <text:p text:style-name="P14">hrudní obratle</text:p>
              <text:list>
                <text:list-item>
                  <text:p text:style-name="P14">12 párů žeber</text:p>
                </text:list-item>
              </text:list>
            </text:list-item>
            <text:list-item>
              <text:p text:style-name="P15">bederní obratle</text:p>
              <text:list>
                <text:list-item>
                  <text:p text:style-name="P15">velká váha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05-02T11:29:37.087000000</dc:date>
    <meta:editing-duration>PT13H12M36S</meta:editing-duration>
    <meta:editing-cycles>81</meta:editing-cycles>
    <meta:generator>LibreOffice/5.4.6.2$Windows_X86_64 LibreOffice_project/4014ce260a04f1026ba855d3b8d91541c224eab8</meta:generator>
    <meta:document-statistic meta:table-count="0" meta:image-count="0" meta:object-count="0" meta:page-count="2" meta:paragraph-count="66" meta:word-count="249" meta:character-count="1322" meta:non-whitespace-character-count="1185"/>
  </office:meta>
</office:document-meta>
</file>